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AR PL UMing TW" svg:font-family="'AR PL UMing TW'" style:font-family-generic="roman" style:font-pitch="variable"/>
    <style:font-face style:name="新細明體" svg:font-family="新細明體" style:font-family-generic="roman" style:font-pitch="variable"/>
    <style:font-face style:name="文泉驛微米黑" svg:font-family="文泉驛微米黑" style:font-family-generic="swiss" style:font-pitch="variable"/>
    <style:font-face style:name="Lohit Hindi1" svg:font-family="'Lohit Hindi'" style:font-family-generic="system" style:font-pitch="variable"/>
    <style:font-face style:name="文泉驛微米黑1" svg:font-family="文泉驛微米黑"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Heading_20_2">
      <style:paragraph-properties fo:text-align="center" style:justify-single-word="false"/>
      <style:text-properties fo:font-style="normal" style:font-style-asian="normal" style:font-style-complex="normal"/>
    </style:style>
    <style:style style:name="P5"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周易哲學</text:h>
      <text:h text:style-name="P4" text:outline-level="2">作業十一</text:h>
      <text:p text:style-name="Standard"/>
      <text:p text:style-name="P1">R01922024</text:p>
      <text:p text:style-name="P1">資訊工程學系　碩士班一年級　李卿澄</text:p>
      <text:p text:style-name="P1"/>
      <text:p text:style-name="P2">蹇：利西南，不利東北；利見大人，貞吉。</text:p>
      <text:p text:style-name="P2"/>
      <text:p text:style-name="P2">初六：往蹇，來譽。</text:p>
      <text:p text:style-name="P2">六二：王臣蹇蹇，匪窮之故。</text:p>
      <text:p text:style-name="P2">九三：往蹇來反。</text:p>
      <text:p text:style-name="P2">六四：往蹇來連。</text:p>
      <text:p text:style-name="P2">九五：大蹇朋來。</text:p>
      <text:p text:style-name="P2">上六：往蹇來碩，吉；利見大人。</text:p>
      <text:p text:style-name="P2"/>
      <text:p text:style-name="P2">蹇卦，上為形象水的坎卦，下為形象山的艮卦，故象曰山上有水，以其自然形象山上有水，衍生在山上有水的自然環境之中是有危險的，就像台灣的山路逢大雨便斷路。前有危險因而向前困難，再由路難行引申至跛腳而得蹇卦卦名。</text:p>
      <text:p text:style-name="P2"/>
      <text:p text:style-name="P2">利於西南而不利於東北，此有二解。其一為周位於商的西南方，相對而言商位於周的東北方，若以周易為周人所編撰的想法出發，自然是自己的地方好，前朝盡是邪惡，自然是利於歸順於西南方而非有危厲的東北殷商了。其二則是以八卦象徵方位，東北為艮，山，路難行自然不利；而西南為坤，地也，地平自然利於行走。其實也可以用台灣的自然環境來解釋，山上有水，則山崩土石流，橋毀路段，如前些日子的蘇花公路，而蘇花公路又於本島之東北方，迎東北季風多雨易坍方，不利行走；西南方多平原地勢平坦，利於發展。</text:p>
      <text:p text:style-name="P2"/>
      <text:p text:style-name="P2">初六往蹇來譽，是說向前會遇到危險，若知險而退，則能得到讚譽。此爻為陰爻，與六四無應，其實是整卦中唯一不當位的爻，因此最好還是退回來，等待時機比較好。</text:p>
      <text:p text:style-name="P2"/>
      <text:p text:style-name="P2">六二上應九五，雖然常常說四的位置是近國王的大臣，而二為下卦中位，通常是指地方官，但此處曰王臣，看起來好像比地方官大的樣子，不過當官的基本上都是國王的臣子，稱王臣好像也沒錯，也可以想為是王與臣兩個人，說九五與六二相應，然後蹇蹇，雙倍跛腳，真的很艱難危險呀，所以最後如果失敗了也只能說是大環境不好了。</text:p>
      <text:p text:style-name="P2"/>
      <text:p text:style-name="P2">九三往蹇來反，將要離開下卦，上與上六相應。為下卦中唯一陽爻，正在步出下卦之中，所以<text:soft-page-break/>高興。六四往蹇來連，查到的解釋說是出門行動艱難，這個就是往蹇的意思，幾乎每個爻都是出門有危險，但在不同的位置會有不同的結果。初建議先退回來，三說回來會高興，四的解釋說回來可以乘車。字典查了「連」字並沒有車的意思，不過就拆字來看乃是辵與車的組合，大概可以想像是回來的時候坐在車上，還有隨從在旁邊跑著回來吧。象曰當位實也應是陰爻居陰位，所以這個位置坐的實在。有些資料說九三做初、二的依靠因為他是下卦唯一的陽爻，六四要團結，這都是我單看爻辭想像不出來的，或許來連的連可以引申為聯合陣線之類的吧，說明要組成聯合陣線才能渡過難關，平安回家。</text:p>
      <text:p text:style-name="P2"/>
      <text:p text:style-name="P2">九五居上卦中位，是君王之位，但面對的是巨大的危難，爻辭說朋來，能得到二三四與上的幫助，渡過難關、突破困境。上六說出門有危險，回來的時候「碩」，碩有巨大的意思，可能是指回來的時候帶來碩大的成果吧。上六為陰爻比較柔弱，遇到危險時向外已經無人可以求助，所以要向內尋求團結協助，方能化險為夷而得吉。</text:p>
      <text:p text:style-name="P2"/>
      <text:p text:style-name="P2">整個蹇卦主要是在說出門向前有危險，所以需要審度時事，等待時機，團結合作才能度過危險。象曰山上有水，蹇，君子以反身修德，前方有危險不要應闖，應等待實力足夠後才向前處理或解決危難。實力不足時就等待，蓄積實力。</text:p>
      <text:p text:style-name="P2"/>
      <text:p text:style-name="P2">周易之中有許多面對危險，處理危險的卦。面對的危險不同，應對的方式也不同，積極與否的程度也不同。像是剝卦，同樣是面對險峻的危險環境，相同的是都比較傾向等待時機，蓄積實力，但是蹇卦整體來看較剝卦積極許多，除了初六出去遇到危險就退回來了，剩下的都有化險為夷的可能或成果，但剝卦看起來比較消極，好像你本來就打不贏，別打了快逃，留得青山在等到最後一爻再回來收割（我想一定有些君子是放不下的，會留在故鄉奮鬥抵抗，這樣一來感覺那些等到惡勢力垮台之後才回來君子好像是回來接收前人奮鬥成果的一樣）。</text:p>
      <text:p text:style-name="P2"/>
      <text:p text:style-name="P2">本來是覺得應該要「快逃啊」的，就有點像愛西莫夫的小說「基地」一樣，把精英都送去端點星避開帝國崩毀的劫難，再讓他們由端點星為起點，重建文明，是「第一基地」，像是我認為的剝卦的想法一般。但是也有一批人留在崩壞的帝國中心作為「第二基地」，努力不懈，不斷化險為夷。同樣面對困難，雖有不同作法，但希望最後結果都是好的，能得吉。</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Lohit Hindi" svg:font-family="'Lohit Hindi'" style:font-pitch="variable"/>
    <style:font-face style:name="AR PL UMing TW" svg:font-family="'AR PL UMing TW'" style:font-family-generic="roman" style:font-pitch="variable"/>
    <style:font-face style:name="新細明體" svg:font-family="新細明體" style:font-family-generic="roman" style:font-pitch="variable"/>
    <style:font-face style:name="文泉驛微米黑" svg:font-family="文泉驛微米黑" style:font-family-generic="swiss" style:font-pitch="variable"/>
    <style:font-face style:name="Lohit Hindi1" svg:font-family="'Lohit Hindi'" style:font-family-generic="system" style:font-pitch="variable"/>
    <style:font-face style:name="文泉驛微米黑1" svg:font-family="文泉驛微米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TW" fo:font-size="12pt" fo:language="en" fo:country="US" style:letter-kerning="true" style:font-name-asian="文泉驛微米黑1" style:font-size-asian="10.5pt" style:language-asian="zh" style:country-asian="TW"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文泉驛微米黑" fo:font-size="14pt" style:font-name-asian="文泉驛微米黑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f__3f_" style:display-nam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font-name="新細明體" fo:font-size="18pt" fo:font-style="normal" fo:text-shadow="none" style:text-underline-style="none" fo:font-weight="normal" style:font-name-asian="新細明體" style:font-size-asian="18pt" style:font-style-asian="normal" style:font-weight-asian="normal" style:font-name-complex="新細明體"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style style:name="WW-_3f__3f__3f__3f__3f__3f_123" style:display-name="WW-??????123" style:family="paragraph" style:parent-style-name="_3f__3f_">
      <style:paragraph-properties fo:margin="100%" fo:margin-left="0cm" fo:margin-right="0cm" fo:margin-top="0cm" fo:margin-bottom="0cm"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80808"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9ac" style:text-outline="false" style:text-line-through-style="none" style:font-name="新細明體" fo:font-size="44pt" fo:font-style="normal" fo:text-shadow="none" style:text-underline-style="none" fo:font-weight="normal" style:font-name-asian="新細明體" style:font-size-asian="44pt" style:font-style-asian="normal" style:font-weight-asian="normal" style:font-name-complex="新細明體"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18pt" fo:font-style="normal" fo:text-shadow="none" style:text-underline-style="none" fo:font-weight="normal" style:font-name-asian="新細明體" style:font-size-asian="18pt" style:font-style-asian="normal" style:font-weight-asian="normal" style:font-name-complex="新細明體" style:font-size-complex="18pt" style:font-style-complex="normal" style:font-weight-complex="normal"/>
    </style:style>
    <style:style style:name="_3f__3f__7e_LT_7e_Hintergrund" style:display-name="??~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9ac" style:text-outline="false" style:text-line-through-style="none" style:font-name="新細明體" fo:font-size="44pt" fo:font-style="normal" fo:text-shadow="none" style:text-underline-style="none" fo:font-weight="normal" style:font-name-asian="新細明體" style:font-size-asian="44pt" style:font-style-asian="normal" style:font-weight-asian="normal" style:font-name-complex="新細明體"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_3f__3f_" style:display-nam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18pt" fo:font-style="normal" fo:text-shadow="none" style:text-underline-style="none" fo:font-weight="normal" style:font-name-asian="新細明體" style:font-size-asian="18pt" style:font-style-asian="normal" style:font-weight-asian="normal" style:font-name-complex="新細明體" style:font-size-complex="18pt" style:font-style-complex="normal" style:font-weight-complex="normal"/>
    </style:style>
    <style:style style:name="WW-_3f__3f_1234" style:display-name="WW-??1234" style:family="paragraph">
      <style:paragraph-properties fo:text-align="center" style:justify-single-word="false" style:text-autospace="none"/>
    </style:style>
    <style:style style:name="WW-_3f__3f_12345" style:display-name="WW-??12345"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WW-_3f__3f__20_1" style:display-name="WW-??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80808"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_20_3" style:display-name="?? 3" style:family="paragraph" style:parent-style-name="WW-_3f__3f_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_20_4" style:display-name="?? 4" style:family="paragraph" style:parent-style-name="_3f__3f_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_20_5" style:display-name="?? 5" style:family="paragraph" style:parent-style-name="_3f__3f_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_3f__3f_1_7e_LT_7e_Gliederung_20_1" style:display-name="??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80808"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1_7e_LT_7e_Gliederung_20_2" style:display-name="??1~LT~Gliederung 2" style:family="paragraph" style:parent-style-name="_3f__3f_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1_7e_LT_7e_Gliederung_20_3" style:display-name="??1~LT~Gliederung 3" style:family="paragraph" style:parent-style-name="_3f__3f_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1_7e_LT_7e_Gliederung_20_4" style:display-name="??1~LT~Gliederung 4" style:family="paragraph" style:parent-style-name="_3f__3f_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1_7e_LT_7e_Gliederung_20_5" style:display-name="??1~LT~Gliederung 5" style:family="paragraph" style:parent-style-name="_3f__3f_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1_7e_LT_7e_Gliederung_20_6" style:display-name="??1~LT~Gliederung 6" style:family="paragraph" style:parent-style-name="_3f__3f_1_7e_LT_7e_Gliederung_20_5"/>
    <style:style style:name="_3f__3f_1_7e_LT_7e_Gliederung_20_7" style:display-name="??1~LT~Gliederung 7" style:family="paragraph" style:parent-style-name="_3f__3f_1_7e_LT_7e_Gliederung_20_6"/>
    <style:style style:name="_3f__3f_1_7e_LT_7e_Gliederung_20_8" style:display-name="??1~LT~Gliederung 8" style:family="paragraph" style:parent-style-name="_3f__3f_1_7e_LT_7e_Gliederung_20_7"/>
    <style:style style:name="_3f__3f_1_7e_LT_7e_Gliederung_20_9" style:display-name="??1~LT~Gliederung 9" style:family="paragraph" style:parent-style-name="_3f__3f_1_7e_LT_7e_Gliederung_20_8"/>
    <style:style style:name="_3f__3f_1_7e_LT_7e_Titel" style:display-name="??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9ac" style:text-outline="false" style:text-line-through-style="none" style:font-name="新細明體" fo:font-size="44pt" fo:font-style="normal" fo:text-shadow="none" style:text-underline-style="none" fo:font-weight="normal" style:letter-kerning="true" style:font-name-asian="新細明體" style:font-size-asian="44pt" style:font-style-asian="normal" style:font-weight-asian="normal" style:font-name-complex="新細明體" style:font-size-complex="44pt" style:font-style-complex="normal" style:font-weight-complex="normal" style:text-emphasize="none" style:text-overline-style="none" style:text-overline-color="font-color"/>
    </style:style>
    <style:style style:name="_3f__3f_1_7e_LT_7e_Untertitel" style:display-name="??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_3f__3f_1_7e_LT_7e_Notizen" style:display-nam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_3f__3f_1_7e_LT_7e_Hintergrundobjekte" style:display-name="??1~LT~Hintergrundobjekte" style:family="paragraph">
      <style:paragraph-properties style:text-autospace="none"/>
      <style:text-properties style:letter-kerning="true"/>
    </style:style>
    <style:style style:name="_3f__3f_1_7e_LT_7e_Hintergrund" style:display-name="??1~LT~Hintergrund" style:family="paragraph">
      <style:paragraph-properties fo:text-align="center" style:justify-single-word="false"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ing-Cheng Li</meta:initial-creator>
    <meta:creation-date>2012-10-10T17:23:59</meta:creation-date>
    <dc:date>2013-01-05T11:17:04</dc:date>
    <meta:editing-duration>PT9H3M28S</meta:editing-duration>
    <meta:editing-cycles>47</meta:editing-cycles>
    <meta:generator>LibreOffice/3.5$Linux_X86_64 LibreOffice_project/350m1$Build-2</meta:generator>
    <meta:document-statistic meta:table-count="0" meta:image-count="0" meta:object-count="0" meta:page-count="2" meta:paragraph-count="20" meta:word-count="938" meta:character-count="1622" meta:non-whitespace-character-count="1620"/>
  </office:meta>
</office:document-meta>
</file>